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3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Nina Cohe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Esther and Miriam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1894</text:p>
      <text:p text:style-name="P4">Month<text:tab/><text:tab/><text:tab/><text:tab/><text:tab/><text:tab/>March</text:p>
      <text:p text:style-name="P4">Year<text:tab/><text:tab/><text:tab/><text:tab/><text:tab/><text:tab/>1894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ear Esther and Miriam/</text:p>
      <text:p text:style-name="P2"><text:tab/>I don't believe that/ Manuel said the things/ you sent as he said nothing/ to me. <text:s/>You had better/ write to the Astor House,/ &amp; have them returned/ if he did not get them./ <text:s/>I think you did very/ strange thing to return/ Sam's letter which he/ evidently wished to be/ forwarded to me. <text:s/>Please/ write to him at once/ and give him my address./ <text:s/>I don't know just how/ long I shall stay here,/ as Mr. Galland will/ go East very shortly I/ shall perhaps remain/</text:p>
      <text:p text:style-name="P2"/>
      <text:p text:style-name="P2">[Page 2]</text:p>
      <text:p text:style-name="P2">until we can go together,/ as that would be so/ much pleasanter for me./ <text:s/>As I wrote to Papa I/ am enjoying my stay/ here very much. <text:s/>You/ know Jennie &amp; I are/ very congenial &amp; her/ family are very nice/ indeed./</text:p>
      <text:p text:style-name="P2">Please keep my papers/ &amp; forward letters. <text:s/>I am/ not sure of Fannie's address/ but think is 3038 Frank-/ford Ave Look in the Directory/ Please send the candies/ to Fannie's little girls/ Miriam &amp; Alice <text:soft-page-break/>together/ or apart as you think/</text:p>
      <text:p text:style-name="P2"/>
      <text:p text:style-name="P2">[Page 3]</text:p>
      <text:p text:style-name="P2">best, and to little Emily/ alone, I sincerely trust/ that <text:span text:style-name="T2">Leon</text:span> Henry will soon be/ out. <text:s/>Get Papa a bunch/ of lilies or violets from me/ for Purim since you think/ the desk ought to wait./ <text:s/>Is his birthday April 10./ <text:s/>Mr. Hirsh has left for/ Phila; he has recovered &amp;/ looks the picture of/ health. <text:s/>Rose is stay-/ing a few days with/ her aunt in Chicago/ with whom I dined on/ my way thro'./</text:p>
      <text:p text:style-name="P2">The weather is very warm./ <text:s/>My winter clothes are/ a burden. <text:s/>Address/</text:p>
      <text:p text:style-name="P2"/>
      <text:p text:style-name="P2">[Page 4]</text:p>
      <text:p text:style-name="P2">your next letter here./ <text:s/>All wish to be/ remembered/ Love from/ Nin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5:12:03.94</meta:creation-date>
    <dc:date>2011-12-20T15:19:37.22</dc:date>
    <dc:creator>Penn Libraries</dc:creator>
    <meta:editing-duration>PT00H07M3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443" meta:character-count="2739"/>
  </office:meta>
</office:document-meta>
</file>